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background-color="#ffffff"/>
    </style:style>
    <style:style style:name="T1" style:family="text">
      <style:text-properties fo:background-color="#ffffff" loext:char-shading-value="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Fun facts sur l'univers :<text:line-break/><text:line-break/>les rois obtiennent un deuxième noms en allant sur le trône, qui sera celui pour leur règne (qui sont des noms génériques , avec des numéros, c'est pour éviter que si ils meurent jeune, le suivant n'ai pas un des noms générique, ainsi un frère pourra prendre le nom de celui qui aurai été donné a l'aîné si il meurt) et ici, dans ces contrées plutôt nordiques, il y a entre autres comme noms génériques de rois : <text:s/><text:span text:style-name="T1">Hulvïk ; Faelnhir ; Sövrisk ; Juhlnar ; Kreinst <text:line-break/><text:line-break/>la religion la plus répandue dans ces royaumes, (qui est celle des monarques notament) et le quintetrium , qui comme son nom l'indique , est gouverné par 5 Dieux :<text:line-break/>Le Sage , représentant l'élément de l'air → symbole de la connaissance , du détachement des biens matériels, de l'intelligence et de la sagacité , mais aussi des malédictions , des arts et des lettres, la recherche de pouvoir, la séparation des castes, ainsi de la justice et de l'honneur (blanc)<text:line-break/>l'Aimante, représentant le Feu → symbole de la force de l'amour , de la maternité , de la fertilité , mais aussi des plaisirs charnels , de la jalousie et de la cupidité (rouge)<text:line-break/>Le Bâtisseur, représentant la roche → symbole de stabilité, force , (vénéré surtout par la plèbe), mais aussi de la richesse , l'art des artisans , banquiers ainsi que l'avare et le réfractaire(noir)<text:line-break/>La Jeune , représentant l'eau → symbole de renaissance , jeunesse , subtilité, art ; mais aussi filouterie , rébellion , discrétion (vénéré par les voleurs) (bleu)<text:line-break/>Le Fou , représentant la Mana → 2 facettes , dû aux incroyables possibilités qu'offre la magie, mais aussi à l'énorme danger qu'elle représente (nombreuses créatures autant formidables que mortelles)<text:line-break/>symbole du hasard , de la chance , du jugement divin et de la toute puissance(violet)<text:line-break/><text:line-break/>il existe de très nombreuses races plus ou moins anciennes , et avec des affinités plus ou moins grandes, et plus ou moins issues de la magie, en voici une liste non exhaustive :<text:line-break/><text:line-break/><text:tab/>-nains 300 ans d'espérance de vie , plus vieux 380 ?→ un peu comme la définition classiques, 1m à 1m10 de moyenne de taille, très nombreux nains , mais peu de naines , qui sont gardées dans leurs grottes comme leur plus précieux trésors,car ils croient que tous les êtres veulent s'en accaparer, nul ne les a officiellement vu , mais la légende dis qu'elles sont aussi poilues que leurs hommes.Les érudits pensent cependant que cela vient de la grande quantité d'homosexuels nains dû au manque de leurs femmes<text:line-break/>ils sont bourrus, trapus , profèrent les meilleurs insultes et les alcools les plus forts, on un système hiérarchique très définis, et ceux qu'on voit le plus souvent sont soit des gardes accompagnant leurs marchands et émissaires, soit des nains qui ont fuit les mines pour plus de liberté en surface. Leur relation avec les homme est globalement bonne , surtout dans les tavernes quand ils se font offrir a boire, mais il semblerait que dans leurs mines , il existe un caste de très grands érudits en avances technologiquement et dans leur façon de penser sur le monde moderne, de pars les technologies des fois rapportées en surface, ou redécouvertes dans leurs mines abandonnées.<text:line-break/>En effet ,3 ères naines se sont succédé au su des autres races et des nains de surface eux même. (a approfondir , mais c'est pas le cadre du jeu) <text:line-break/><text:line-break/><text:tab/>-gnomes (très variable , reines peut être 1000 ans , ouvriers et chasseurs plus 40 ans ; semble dépendre des conditions de travail) petits êtres a la peau grisâtre et charbonnée , creusent la roche avec des fragments d'obsidiennes. Grosse tête petit corps mais avec bcp de force , a là DOBIIIIII. 60 cm de haut, malgré leur aspect sont très bons en calculs et tout ce qui est rationnels, <text:s/>de bonnes aides aux nains dans ces domaines ,mais sont des êtres qui ne peuvent pas vivre solitairement (ou presque?) vivent en communauté comme une fourmilière , mais qu'avec une centaine d'individus dans leurs petites galeries souterraines. Aucun artisanat hormis leurs outils , pas de gouts pour l'art, un vocabulaire restreins → sorte d'entité collective, communique sans trop parler , mais ont développé des cordes vocales presque comme nous car ça leur arrive, notamment face a des circonstances nouvelles, ou lorsque leurs émissaires reviennent. Il font des espions de premier choix </text:span><text:soft-page-break/><text:span text:style-name="T1">de par leur résistance au froid, de leur couleur de peau , leur petite taille , leur mémoire incroyable , mais ils attachent que peu d'importance a leur propre vie, et l'argent ne les intéresse aucunement, ils ne vivent que pour leur reine, qui elle vit pour le bien de leur société. Il faut donc apporter a leur communauté pour pouvoir leur demander un service.<text:line-break/>-hobbits à la seigneur des anneaux<text:line-break/>-Trols <text:line-break/>-gobelins<text:line-break/>-Orcs<text:line-break/>-elfes<text:line-break/><text:tab/>-elfes noir aussi appelés fées noires <text:s/>(espérance de vie inconnue) (sont gentil contrairement a ce qu'on pourrais penser ) , sont appelés comme ça de par leur peau noires , striées de violet , et ils possèdent des yeux rouges. Ils font dans les 40 cm de haut , ce qui semble les approcher des lutins. Ils ont de très longues oreilles (20cm) et sont relativement rares et peu connus . Seuls les paysans de certains coin reculés leurs attribuent un statu de diable minuscules, les érudits quand a eux propagent plutôt l'images de martyrs pacifistes.(en effet , victime de la haine des humains et des elfes a un moment)<text:line-break/>-fées<text:line-break/>-Drakean<text:line-break/><text:tab/>-Humains : (espérance de vie:60 ans ; mais certains mages et peut être nouveaux colons sembleraient avoir plus de 200 ans)moyenne de 7enfants par femmes dont seulement la moitié atteint l'âge adulte population estimée sur le continent connu ainsi que sur les 2 archipels, a environ 100 millions d'individus <text:line-break/>la plus grande ville du monde abriterai 450000 personnes, mais les cyniques prétendent qu'elle dépasse le demi million en y ajoutant tous les mendiants <text:line-break/>ils sont divisés en 2 grandes catégories, les premiers colons, arrivant sur le territoire lors d'une glaciation par le nord , durant la seconde ère naine , (peuple duquel sont issus presque tous les humains connus) et les second colons , noirs , très en avance technologiquement sur le reste du monde, venu il y a peu à l'est du continent connu, mais ils parlent une langue inconnue alors la communication est difficile pour le moment , mais ils semblent très coopératifs et pacifistes... hormis qu'ils ont des rites chelous<text:line-break/><text:tab/>-sylphides(presque immortelles et invincibles , elles vivent a travers la forêt. Pires ennemies des elfes, elles détestent tous les êtres vivant dans les bois en détruisant les arbres. Elles semblent pouvoir influencer grandement la totalité des animaux sauvages, a l'exception des créatures magique qui leur causent parfois du tord (en brûlant les bois) elles meurent seulement a petit feu quand il n'y a plus suffisamment d'arbre autour de leur autel, mais cela prend des siècles . Quand celui ci est détruit (et faut y aller , c'est solide) , elles se libèrent et se transforment en Tanaga , extrêmement redoutables, on en a recensé que 2 cas, qui ont causé la mort de milliers d'être vivants de tous types . Elles peuvent désormais se déplacer où bon leur semble , il semblerai que ce soit une genre de transe dans laquelle elles puisent un quantité immense de mana issu de leur autel détruit (peut être sert il a accumulé du mana a partir de tous les êtres vivants de la forêt). Les deux fois que des humains les ont provoqués, elles furent stoppé grâce a des coalitions de mages, mais a chaque fois cela causa une explosion de l’Ampleur d'une météorite de la taille d'une ville, laissant un cratère de plusieurs dizaines de kilomètre de large, causant la mort des dis mages, sauf un lors de la deuxième attaque qui a réussis a se téléporter , et était un des mages les plus puissant de l'histoire (HS). Des critères similaires, dont un des la ceintures de montagnes des nains d'une dimension particulièrement gigantesque , semblant a l'origine de la fin de la 1ere ère naine ; semblent témoigner de l'apparition d'autres Tanaga par le passés , avec les même débouchés. Il est maintenant admis que l'on emmerderai pas trop les sylphydes , qui cela dit , semblent incapable de se reproduire, et seraient au nombre de quelques centaines tout au plus a travers le continent connu.<text:line-break/><text:tab/>-Nymphes esprits des eaux , <text:line-break/>-sirènes<text:line-break/>-lutins<text:line-break/></text:span></text:p>
      <text:p text:style-name="P1"><text:soft-page-break/><text:line-break/>persos que je pourrais mettre :<text:line-break/>Curé , sa robe est rouge (bienfaisance) avec une longue bande blanche (sagesse) et arbore un collier orné de 3 pierres précieuses , un saphir (jeunesse) ; un améthyste au centre (folie) , un onyx (stabilité , prospérité)<text:line-break/><text:line-break/>Forgeron , tout a fait classique<text:line-break/><text:line-break/>Enchanteur , érudit en robe violette et noire, avec des gants blancs (utilisent des gemmes)<text:line-break/><text:line-break/>tous autres types d'artisans connus...<text:line-break/><text:line-break/>mercenaires ? (n'importe quelle race? Gentils ? )<text:line-break/><text:line-break/>Apothicaire <text:line-break/><text:line-break/>Barbier/Chirurgien<text:line-break/><text:line-break/>Mage ?<text:line-break/><text:line-break/>Voleur<text:line-break/><text:line-break/>Coursier<text:line-break/><text:line-break/><text:line-break/>infos complémentaires gameplay :<text:line-break/>mettre a disposition une arme a un moment, et si tu tue un/des garde(s)avec (genre un couteau de cuisine , et tue de dos) la fin est différente, forcément mauvaise ,tu n'es pas innocent<text:line-break/>(mais quand il prend l'arme déconseiller de tuer, parce que sinon tout le monde ferai la même fi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Laurik Laurik</meta:initial-creator>
    <meta:creation-date>2019-01-28T12:23:45.36</meta:creation-date>
    <dc:date>2019-02-04T14:55:55.09</dc:date>
    <dc:creator>Laurik Laurik</dc:creator>
    <meta:editing-duration>PT2H59M21S</meta:editing-duration>
    <meta:editing-cycles>56</meta:editing-cycles>
    <meta:generator>OpenOffice/4.1.5$Win32 OpenOffice.org_project/415m1$Build-9789</meta:generator>
    <meta:document-statistic meta:table-count="0" meta:image-count="0" meta:object-count="0" meta:page-count="3" meta:paragraph-count="2" meta:word-count="1565" meta:character-count="9115"/>
  </office:meta>
</office:document-meta>
</file>